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691cm" fo:margin-left="1.365cm" fo:margin-top="0cm" fo:margin-bottom="0cm" table:align="left" style:writing-mode="page"/>
    </style:style>
    <style:style style:name="Tabla1.A" style:family="table-column">
      <style:table-column-properties style:column-width="3.736cm"/>
    </style:style>
    <style:style style:name="Tabla1.B" style:family="table-column">
      <style:table-column-properties style:column-width="2.723cm"/>
    </style:style>
    <style:style style:name="Tabla1.C" style:family="table-column">
      <style:table-column-properties style:column-width="4.221cm"/>
    </style:style>
    <style:style style:name="Tabla1.D" style:family="table-column">
      <style:table-column-properties style:column-width="4.01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bottom" fo:padding="0.097cm" fo:border="0.5pt solid #000000"/>
    </style:style>
    <style:style style:name="Tabla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845ed"/>
    </style:style>
    <style:style style:name="P2" style:family="paragraph" style:parent-style-name="Standard" style:list-style-name="L5">
      <style:text-properties style:text-underline-style="none" officeooo:rsid="00112511" officeooo:paragraph-rsid="00112511"/>
    </style:style>
    <style:style style:name="P3" style:family="paragraph" style:parent-style-name="Standard" style:list-style-name="L5">
      <style:text-properties style:text-underline-style="none" officeooo:rsid="00195f4a" officeooo:paragraph-rsid="00195f4a"/>
    </style:style>
    <style:style style:name="P4" style:family="paragraph" style:parent-style-name="Standard" style:list-style-name="L7">
      <style:text-properties style:text-underline-style="none" officeooo:rsid="00195f4a" officeooo:paragraph-rsid="001b5853"/>
    </style:style>
    <style:style style:name="P5" style:family="paragraph" style:parent-style-name="Standard" style:list-style-name="L5">
      <style:text-properties style:text-underline-style="none" officeooo:rsid="001a37a6" officeooo:paragraph-rsid="001a37a6"/>
    </style:style>
    <style:style style:name="P6" style:family="paragraph" style:parent-style-name="Standard" style:list-style-name="L7">
      <style:text-properties style:text-underline-style="none" officeooo:rsid="001a37a6" officeooo:paragraph-rsid="001b5853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style="normal" style:text-underline-style="none" fo:font-weight="normal" officeooo:rsid="000a7068" officeooo:paragraph-rsid="000a706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style="normal" style:text-underline-style="none" fo:font-weight="normal" officeooo:rsid="00181a20" officeooo:paragraph-rsid="00181a2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use-window-font-color="true" loext:opacity="0%" fo:font-style="normal" style:text-underline-style="none" officeooo:paragraph-rsid="000845ed" style:font-style-asian="normal" style:font-style-complex="normal"/>
    </style:style>
    <style:style style:name="P10" style:family="paragraph" style:parent-style-name="Standard">
      <style:text-properties style:use-window-font-color="true" loext:opacity="0%" fo:font-weight="bold" officeooo:rsid="0002b1c4" officeooo:paragraph-rsid="0002b1c4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weight="bold" officeooo:paragraph-rsid="000845ed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weight="bold" officeooo:rsid="000811c4" officeooo:paragraph-rsid="000845ed" style:font-weight-asian="bold" style:font-weight-complex="bold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fo:font-weight="bold" officeooo:rsid="000a7068" officeooo:paragraph-rsid="000a7068" style:font-weight-asian="bold" style:font-weight-complex="bold"/>
    </style:style>
    <style:style style:name="P14" style:family="paragraph" style:parent-style-name="Standard" style:list-style-name="L8">
      <style:text-properties style:use-window-font-color="true" loext:opacity="0%" fo:font-weight="bold" officeooo:rsid="001b5853" officeooo:paragraph-rsid="001b5853" style:font-weight-asian="bold" style:font-weight-complex="bold"/>
    </style:style>
    <style:style style:name="P15" style:family="paragraph" style:parent-style-name="Standard">
      <style:text-properties style:use-window-font-color="true" loext:opacity="0%" fo:font-weight="bold" officeooo:rsid="001b5853" officeooo:paragraph-rsid="001b5853" style:font-weight-asian="bold" style:font-weight-complex="bold"/>
    </style:style>
    <style:style style:name="P16" style:family="paragraph" style:parent-style-name="Standard">
      <style:text-properties style:use-window-font-color="true" loext:opacity="0%" fo:font-weight="normal" officeooo:rsid="0002b1c4" officeooo:paragraph-rsid="0002b1c4" style:font-weight-asian="normal" style:font-weight-complex="normal"/>
    </style:style>
    <style:style style:name="P17" style:family="paragraph" style:parent-style-name="Standard" style:list-style-name="L1">
      <style:text-properties style:use-window-font-color="true" loext:opacity="0%" fo:font-weight="normal" officeooo:rsid="00048dac" officeooo:paragraph-rsid="00048dac" style:font-weight-asian="normal" style:font-weight-complex="normal"/>
    </style:style>
    <style:style style:name="P18" style:family="paragraph" style:parent-style-name="Standard" style:list-style-name="L1">
      <style:text-properties style:use-window-font-color="true" loext:opacity="0%" fo:font-weight="normal" officeooo:rsid="00067b9a" officeooo:paragraph-rsid="001b5853" style:font-weight-asian="normal" style:font-weight-complex="normal"/>
    </style:style>
    <style:style style:name="P19" style:family="paragraph" style:parent-style-name="Standard">
      <style:text-properties style:use-window-font-color="true" loext:opacity="0%" fo:font-weight="normal" officeooo:rsid="00067b9a" officeooo:paragraph-rsid="001b5853" style:font-weight-asian="normal" style:font-weight-complex="normal"/>
    </style:style>
    <style:style style:name="P20" style:family="paragraph" style:parent-style-name="Standard" style:list-style-name="L6">
      <style:text-properties style:use-window-font-color="true" loext:opacity="0%" fo:font-weight="normal" officeooo:rsid="001a37a6" officeooo:paragraph-rsid="001a37a6" style:font-weight-asian="normal" style:font-weight-complex="normal"/>
    </style:style>
    <style:style style:name="P21" style:family="paragraph" style:parent-style-name="Standard" style:list-style-name="L1">
      <style:text-properties style:use-window-font-color="true" loext:opacity="0%" officeooo:paragraph-rsid="0002b1c4"/>
    </style:style>
    <style:style style:name="P22" style:family="paragraph" style:parent-style-name="Standard">
      <style:text-properties style:use-window-font-color="true" loext:opacity="0%" officeooo:paragraph-rsid="0002b1c4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style:text-underline-style="none" fo:font-weight="normal" officeooo:paragraph-rsid="000845ed" style:font-weight-asian="normal" style:font-weight-complex="normal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officeooo:paragraph-rsid="000845e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loext:opacity="0%" officeooo:rsid="000a7068" officeooo:paragraph-rsid="000a7068"/>
    </style:style>
    <style:style style:name="P26" style:family="paragraph" style:parent-style-name="Standard" style:list-style-name="L5">
      <style:text-properties officeooo:rsid="000df1d0" officeooo:paragraph-rsid="000df1d0"/>
    </style:style>
    <style:style style:name="P27" style:family="paragraph" style:parent-style-name="Standard" style:list-style-name="L7">
      <style:text-properties officeooo:rsid="000df1d0" officeooo:paragraph-rsid="001b5853"/>
    </style:style>
    <style:style style:name="P28" style:family="paragraph" style:parent-style-name="Standard" style:list-style-name="L5">
      <style:text-properties officeooo:rsid="000f8a20" officeooo:paragraph-rsid="000f8a20"/>
    </style:style>
    <style:style style:name="P29" style:family="paragraph" style:parent-style-name="Standard" style:list-style-name="L7">
      <style:text-properties officeooo:rsid="000f8a20" officeooo:paragraph-rsid="001b5853"/>
    </style:style>
    <style:style style:name="P30" style:family="paragraph" style:parent-style-name="Standard" style:list-style-name="L5">
      <style:text-properties officeooo:rsid="00112511" officeooo:paragraph-rsid="00112511"/>
    </style:style>
    <style:style style:name="P31" style:family="paragraph" style:parent-style-name="Standard" style:list-style-name="L7">
      <style:text-properties officeooo:rsid="00112511" officeooo:paragraph-rsid="001b5853"/>
    </style:style>
    <style:style style:name="P32" style:family="paragraph" style:parent-style-name="Standard" style:list-style-name="L5">
      <style:text-properties officeooo:rsid="00131db9" officeooo:paragraph-rsid="00131db9"/>
    </style:style>
    <style:style style:name="P33" style:family="paragraph" style:parent-style-name="Standard" style:list-style-name="L7">
      <style:text-properties officeooo:rsid="00131db9" officeooo:paragraph-rsid="001b5853"/>
    </style:style>
    <style:style style:name="P34" style:family="paragraph" style:parent-style-name="Standard" style:list-style-name="L5">
      <style:text-properties officeooo:rsid="00153c7d" officeooo:paragraph-rsid="00153c7d"/>
    </style:style>
    <style:style style:name="P35" style:family="paragraph" style:parent-style-name="Standard" style:list-style-name="L7">
      <style:text-properties officeooo:rsid="00153c7d" officeooo:paragraph-rsid="001b5853"/>
    </style:style>
    <style:style style:name="P36" style:family="paragraph" style:parent-style-name="Standard" style:list-style-name="L5">
      <style:text-properties officeooo:rsid="00195f4a" officeooo:paragraph-rsid="00195f4a"/>
    </style:style>
    <style:style style:name="P37" style:family="paragraph" style:parent-style-name="Standard" style:list-style-name="L7">
      <style:text-properties officeooo:rsid="00195f4a" officeooo:paragraph-rsid="001b5853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c38b5" officeooo:paragraph-rsid="000c38b5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tyle="normal" style:text-underline-style="none" fo:font-weight="normal" officeooo:paragraph-rsid="000cf447" style:font-style-asian="normal" style:font-weight-asian="normal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b1c4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48dac"/>
    </style:style>
    <style:style style:name="T5" style:family="text">
      <style:text-properties style:text-underline-style="none" officeooo:rsid="000811c4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48dac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1b5853"/>
    </style:style>
    <style:style style:name="T10" style:family="text">
      <style:text-properties officeooo:rsid="000811c4"/>
    </style:style>
    <style:style style:name="T11" style:family="text">
      <style:text-properties officeooo:rsid="000a7068"/>
    </style:style>
    <style:style style:name="T12" style:family="text">
      <style:text-properties officeooo:rsid="000c38b5"/>
    </style:style>
    <style:style style:name="T13" style:family="text">
      <style:text-properties fo:font-style="italic" style:text-underline-style="none" fo:font-weight="normal" officeooo:rsid="000cf447" style:font-style-asian="italic" style:font-weight-asian="normal" style:font-style-complex="italic" style:font-weight-complex="normal"/>
    </style:style>
    <style:style style:name="T14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15" style:family="text">
      <style:text-properties style:use-window-font-color="true" loext:opacity="0%" fo:font-style="normal" style:text-underline-style="none" officeooo:rsid="00131db9" style:font-style-asian="normal" style:font-style-complex="normal"/>
    </style:style>
    <style:style style:name="T16" style:family="text">
      <style:text-properties style:use-window-font-color="true" loext:opacity="0%" fo:font-style="normal" style:text-underline-style="none" officeooo:rsid="00135538" style:font-style-asian="normal" style:font-style-complex="normal"/>
    </style:style>
    <style:style style:name="T17" style:family="text">
      <style:text-properties style:use-window-font-color="true" loext:opacity="0%" fo:font-style="normal" style:text-underline-style="none" officeooo:rsid="0016b1fc" style:font-style-asian="normal" style:font-style-complex="normal"/>
    </style:style>
    <style:style style:name="T18" style:family="text">
      <style:text-properties style:use-window-font-color="true" loext:opacity="0%" fo:font-style="normal" style:text-underline-style="none" officeooo:rsid="001a37a6" style:font-style-asian="normal" style:font-style-complex="normal"/>
    </style:style>
    <style:style style:name="T19" style:family="text">
      <style:text-properties style:use-window-font-color="true" loext:opacity="0%" fo:font-style="normal" style:text-underline-style="none" officeooo:rsid="001b5853" style:font-style-asian="normal" style:font-style-complex="normal"/>
    </style:style>
    <style:style style:name="T20" style:family="text">
      <style:text-properties style:use-window-font-color="true" loext:opacity="0%"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fo:font-style="normal" style:text-underline-style="none" fo:font-weight="bold" officeooo:rsid="001b5853" style:font-style-asian="normal" style:font-weight-asian="bold" style:font-style-complex="normal" style:font-weight-complex="bold"/>
    </style:style>
    <style:style style:name="T22" style:family="text">
      <style:text-properties style:use-window-font-color="true" loext:opacity="0%" fo:font-style="normal" style:font-style-asian="normal" style:font-style-complex="normal"/>
    </style:style>
    <style:style style:name="T23" style:family="text">
      <style:text-properties style:use-window-font-color="true" loext:opacity="0%" fo:font-style="normal" fo:font-weight="bold" officeooo:rsid="001b5853" style:font-style-asian="normal" style:font-weight-asian="bold" style:font-style-complex="normal" style:font-weight-complex="bold"/>
    </style:style>
    <style:style style:name="T24" style:family="text">
      <style:text-properties style:use-window-font-color="true" loext:opacity="0%" fo:font-style="italic" style:font-style-asian="italic" style:font-style-complex="italic"/>
    </style:style>
    <style:style style:name="T25" style:family="text">
      <style:text-properties style:use-window-font-color="true" loext:opacity="0%" fo:font-style="italic" officeooo:rsid="000df1d0" style:font-style-asian="italic" style:font-style-complex="italic"/>
    </style:style>
    <style:style style:name="T26" style:family="text">
      <style:text-properties officeooo:rsid="00195f4a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b5853" style:font-style-asian="normal" style:font-style-complex="normal"/>
    </style:style>
    <style:style style:name="T29" style:family="text">
      <style:text-properties fo:font-style="normal" fo:font-weight="bold" officeooo:rsid="001b5853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reación del Diagrama de Entidad/Relación<text:span text:style-name="T1"/></text:p>
      <text:p text:style-name="P16"/>
      <text:list xml:id="list312667900" text:style-name="L1">
        <text:list-item>
          <text:p text:style-name="P21"><text:span text:style-name="T2">Identificación </text:span><text:span text:style-name="T7">de Entidades, atributos y relaciones.</text:span></text:p>
        </text:list-item>
      </text:list>
      <text:p text:style-name="P22"><text:span text:style-name="T7"><text:tab/></text:span><text:span text:style-name="T13">Entidades – Atributo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1"><text:span text:style-name="T4">Admin</text:span><text:span text:style-name="T5">istrador</text:span></text:p>
          </table:table-cell>
          <table:table-cell table:style-name="Tabla1.A1" office:value-type="string">
            <text:p text:style-name="P11">Recepci<text:span text:style-name="T10">onista</text:span></text:p>
          </table:table-cell>
          <table:table-cell table:style-name="Tabla1.A1" office:value-type="string">
            <text:p text:style-name="P12">Transportista</text:p>
          </table:table-cell>
          <table:table-cell table:style-name="Tabla1.D1" office:value-type="string">
            <text:p text:style-name="P11"><text:span text:style-name="T10">U</text:span>suario</text:p>
          </table:table-cell>
        </table:table-row>
        <table:table-row table:style-name="Tabla1.1">
          <table:table-cell table:style-name="Tabla1.A2" office:value-type="string">
            <text:p text:style-name="P23">código</text:p>
          </table:table-cell>
          <table:table-cell table:style-name="Tabla1.A2" office:value-type="string">
            <text:p text:style-name="P23">código</text:p>
          </table:table-cell>
          <table:table-cell table:style-name="Tabla1.A2" office:value-type="string">
            <text:p text:style-name="P23">código</text:p>
          </table:table-cell>
          <table:table-cell table:style-name="Tabla1.D2" office:value-type="string">
            <text:p text:style-name="P23">código</text:p>
          </table:table-cell>
        </table:table-row>
        <table:table-row table:style-name="Tabla1.1">
          <table:table-cell table:style-name="Tabla1.A2" office:value-type="string">
            <text:p text:style-name="P24">nombre</text:p>
          </table:table-cell>
          <table:table-cell table:style-name="Tabla1.A2" office:value-type="string">
            <text:p text:style-name="P24">nombre</text:p>
          </table:table-cell>
          <table:table-cell table:style-name="Tabla1.A2" office:value-type="string">
            <text:p text:style-name="P24">nombre</text:p>
          </table:table-cell>
          <table:table-cell table:style-name="Tabla1.D2" office:value-type="string">
            <text:p text:style-name="P24">nombre</text:p>
          </table:table-cell>
        </table:table-row>
        <table:table-row table:style-name="Tabla1.1">
          <table:table-cell table:style-name="Tabla1.A2" office:value-type="string">
            <text:p text:style-name="P24">username</text:p>
          </table:table-cell>
          <table:table-cell table:style-name="Tabla1.A2" office:value-type="string">
            <text:p text:style-name="P24">username</text:p>
          </table:table-cell>
          <table:table-cell table:style-name="Tabla1.A2" office:value-type="string">
            <text:p text:style-name="P24">username</text:p>
          </table:table-cell>
          <table:table-cell table:style-name="Tabla1.D2" office:value-type="string">
            <text:p text:style-name="P24">username</text:p>
          </table:table-cell>
        </table:table-row>
        <table:table-row table:style-name="Tabla1.1">
          <table:table-cell table:style-name="Tabla1.A2" office:value-type="string">
            <text:p text:style-name="P24">password</text:p>
          </table:table-cell>
          <table:table-cell table:style-name="Tabla1.A2" office:value-type="string">
            <text:p text:style-name="P24">password</text:p>
          </table:table-cell>
          <table:table-cell table:style-name="Tabla1.A2" office:value-type="string">
            <text:p text:style-name="P24">password</text:p>
          </table:table-cell>
          <table:table-cell table:style-name="Tabla1.D2" office:value-type="string">
            <text:p text:style-name="P24">password</text:p>
          </table:table-cell>
        </table:table-row>
        <table:table-row table:style-name="Tabla1.1">
          <table:table-cell table:style-name="Tabla1.A2" office:value-type="string">
            <text:p text:style-name="P24">email</text:p>
          </table:table-cell>
          <table:table-cell table:style-name="Tabla1.A2" office:value-type="string">
            <text:p text:style-name="P24">email</text:p>
          </table:table-cell>
          <table:table-cell table:style-name="Tabla1.A2" office:value-type="string">
            <text:p text:style-name="P24">email</text:p>
          </table:table-cell>
          <table:table-cell table:style-name="Tabla1.D2" office:value-type="string">
            <text:p text:style-name="P24">email</text:p>
          </table:table-cell>
        </table:table-row>
        <table:table-row table:style-name="Tabla1.1">
          <table:table-cell table:style-name="Tabla1.A2" office:value-type="string">
            <text:p text:style-name="P24">-</text:p>
          </table:table-cell>
          <table:table-cell table:style-name="Tabla1.A2" office:value-type="string">
            <text:p text:style-name="P24">biblioteca</text:p>
          </table:table-cell>
          <table:table-cell table:style-name="Tabla1.A2" office:value-type="string">
            <text:p text:style-name="P24">-</text:p>
          </table:table-cell>
          <table:table-cell table:style-name="Tabla1.D2" office:value-type="string">
            <text:p text:style-name="P24">saldo-inicial</text:p>
          </table:table-cell>
        </table:table-row>
        <table:table-row table:style-name="Tabla1.1">
          <table:table-cell table:style-name="Tabla1.D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3">Libro<text:span text:style-name="T26">s</text:span></text:p>
          </table:table-cell>
          <table:table-cell table:style-name="Tabla1.A2" office:value-type="string">
            <text:p text:style-name="P13">Biblioteca</text:p>
          </table:table-cell>
          <table:table-cell table:style-name="Tabla1.A2" office:value-type="string">
            <text:p text:style-name="P13">Categorías</text:p>
          </table:table-cell>
          <table:table-cell table:style-name="Tabla1.D2" office:value-type="string">
            <text:p text:style-name="P13">Incidencia</text:p>
          </table:table-cell>
        </table:table-row>
        <table:table-row table:style-name="Tabla1.1">
          <table:table-cell table:style-name="Tabla1.A2" office:value-type="string">
            <text:p text:style-name="P41">isbn</text:p>
          </table:table-cell>
          <table:table-cell table:style-name="Tabla1.A2" office:value-type="string">
            <text:p text:style-name="P41">código</text:p>
          </table:table-cell>
          <table:table-cell table:style-name="Tabla1.A2" office:value-type="string">
            <text:p text:style-name="P41">código</text:p>
          </table:table-cell>
          <table:table-cell table:style-name="Tabla1.D2" office:value-type="string">
            <text:p text:style-name="P41">código</text:p>
          </table:table-cell>
        </table:table-row>
        <table:table-row table:style-name="Tabla1.1">
          <table:table-cell table:style-name="Tabla1.A2" office:value-type="string">
            <text:p text:style-name="P41">nombre</text:p>
          </table:table-cell>
          <table:table-cell table:style-name="Tabla1.A2" office:value-type="string">
            <text:p text:style-name="P41">nombre</text:p>
          </table:table-cell>
          <table:table-cell table:style-name="Tabla1.A2" office:value-type="string">
            <text:p text:style-name="P41">nombre</text:p>
          </table:table-cell>
          <table:table-cell table:style-name="Tabla1.D2" office:value-type="string">
            <text:p text:style-name="P41">préstamo</text:p>
          </table:table-cell>
        </table:table-row>
        <table:table-row table:style-name="Tabla1.1">
          <table:table-cell table:style-name="Tabla1.A2" office:value-type="string">
            <text:p text:style-name="P41">costo</text:p>
          </table:table-cell>
          <table:table-cell table:style-name="Tabla1.A2" office:value-type="string">
            <text:p text:style-name="P41">dirección</text:p>
          </table:table-cell>
          <table:table-cell table:style-name="Tabla1.A2" office:value-type="string">
            <text:p text:style-name="P41">descripción</text:p>
          </table:table-cell>
          <table:table-cell table:style-name="Tabla1.D2" office:value-type="string">
            <text:p text:style-name="P41">tipo</text:p>
          </table:table-cell>
        </table:table-row>
        <table:table-row table:style-name="Tabla1.1">
          <table:table-cell table:style-name="Tabla1.A2" office:value-type="string">
            <text:p text:style-name="P41">categoría</text:p>
          </table:table-cell>
          <table:table-cell table:style-name="Tabla1.A2" office:value-type="string">
            <text:p text:style-name="P41">Libros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41">cantPagada</text:p>
          </table:table-cell>
        </table:table-row>
        <table:table-row table:style-name="Tabla1.1">
          <table:table-cell table:style-name="Tabla1.A2" office:value-type="string">
            <text:p text:style-name="P41">autor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D2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43">Solicitud<text:span text:style-name="T11">_</text:span>préstamo</text:p>
          </table:table-cell>
          <table:table-cell table:style-name="Tabla1.A2" office:value-type="string">
            <text:p text:style-name="P43">Prestamos </text:p>
          </table:table-cell>
          <table:table-cell table:style-name="Tabla1.A2" office:value-type="string">
            <text:p text:style-name="P43"><text:span text:style-name="T11">T</text:span>ransporte_biblioteca</text:p>
          </table:table-cell>
          <table:table-cell table:style-name="Tabla1.D2" office:value-type="string">
            <text:p text:style-name="P43"><text:span text:style-name="T11">T</text:span>ransporte_usuarios</text:p>
          </table:table-cell>
        </table:table-row>
        <table:table-row table:style-name="Tabla1.1">
          <table:table-cell table:style-name="Tabla1.A2" office:value-type="string">
            <text:p text:style-name="P41">código</text:p>
          </table:table-cell>
          <table:table-cell table:style-name="Tabla1.A2" office:value-type="string">
            <text:p text:style-name="P41">código</text:p>
          </table:table-cell>
          <table:table-cell table:style-name="Tabla1.A2" office:value-type="string">
            <text:p text:style-name="P41">código</text:p>
          </table:table-cell>
          <table:table-cell table:style-name="Tabla1.D2" office:value-type="string">
            <text:p text:style-name="P41">código</text:p>
          </table:table-cell>
        </table:table-row>
        <table:table-row table:style-name="Tabla1.1">
          <table:table-cell table:style-name="Tabla1.A2" office:value-type="string">
            <text:p text:style-name="P41">biblioteca</text:p>
          </table:table-cell>
          <table:table-cell table:style-name="Tabla1.A2" office:value-type="string">
            <text:p text:style-name="P41">biblioteca</text:p>
          </table:table-cell>
          <table:table-cell table:style-name="Tabla1.A2" office:value-type="string">
            <text:p text:style-name="P41">biblioteca-origen</text:p>
          </table:table-cell>
          <table:table-cell table:style-name="Tabla1.D2" office:value-type="string">
            <text:p text:style-name="P41">biblioteca</text:p>
          </table:table-cell>
        </table:table-row>
        <table:table-row table:style-name="Tabla1.1">
          <table:table-cell table:style-name="Tabla1.A2" office:value-type="string">
            <text:p text:style-name="P41">recepcionista</text:p>
          </table:table-cell>
          <table:table-cell table:style-name="Tabla1.A2" office:value-type="string">
            <text:p text:style-name="P41">recepcionista</text:p>
          </table:table-cell>
          <table:table-cell table:style-name="Tabla1.A2" office:value-type="string">
            <text:p text:style-name="P41">biblioteca-destino</text:p>
          </table:table-cell>
          <table:table-cell table:style-name="Tabla1.D2" office:value-type="string">
            <text:p text:style-name="P41">usuario</text:p>
          </table:table-cell>
        </table:table-row>
        <table:table-row table:style-name="Tabla1.1">
          <table:table-cell table:style-name="Tabla1.A2" office:value-type="string">
            <text:p text:style-name="P41">usuario</text:p>
          </table:table-cell>
          <table:table-cell table:style-name="Tabla1.A2" office:value-type="string">
            <text:p text:style-name="P41">usuario</text:p>
          </table:table-cell>
          <table:table-cell table:style-name="Tabla1.A2" office:value-type="string">
            <text:p text:style-name="P41">recepcionista</text:p>
          </table:table-cell>
          <table:table-cell table:style-name="Tabla1.D2" office:value-type="string">
            <text:p text:style-name="P41">transportista</text:p>
          </table:table-cell>
        </table:table-row>
        <table:table-row table:style-name="Tabla1.1">
          <table:table-cell table:style-name="Tabla1.A2" office:value-type="string">
            <text:p text:style-name="P41">isbn</text:p>
          </table:table-cell>
          <table:table-cell table:style-name="Tabla1.A2" office:value-type="string">
            <text:p text:style-name="P41">isbn</text:p>
          </table:table-cell>
          <table:table-cell table:style-name="Tabla1.A2" office:value-type="string">
            <text:p text:style-name="P41">transportista</text:p>
          </table:table-cell>
          <table:table-cell table:style-name="Tabla1.D2" office:value-type="string">
            <text:p text:style-name="P41">fecha</text:p>
          </table:table-cell>
        </table:table-row>
        <table:table-row table:style-name="Tabla1.1">
          <table:table-cell table:style-name="Tabla1.A2" office:value-type="string">
            <text:p text:style-name="P41">fecha</text:p>
          </table:table-cell>
          <table:table-cell table:style-name="Tabla1.A2" office:value-type="string">
            <text:p text:style-name="P41">fecha</text:p>
          </table:table-cell>
          <table:table-cell table:style-name="Tabla1.A2" office:value-type="string">
            <text:p text:style-name="P41">fecha</text:p>
          </table:table-cell>
          <table:table-cell table:style-name="Tabla1.D2" office:value-type="string">
            <text:p text:style-name="P41">estado</text:p>
          </table:table-cell>
        </table:table-row>
        <table:table-row table:style-name="Tabla1.1">
          <table:table-cell table:style-name="Tabla1.A2" office:value-type="string">
            <text:p text:style-name="P41">estado</text:p>
          </table:table-cell>
          <table:table-cell table:style-name="Tabla1.A2" office:value-type="string">
            <text:p text:style-name="P41">estado</text:p>
          </table:table-cell>
          <table:table-cell table:style-name="Tabla1.A2" office:value-type="string">
            <text:p text:style-name="P41">detalle</text:p>
          </table:table-cell>
          <table:table-cell table:style-name="Tabla1.D2" office:value-type="string">
            <text:p text:style-name="P41">isbn</text:p>
          </table:table-cell>
        </table:table-row>
        <table:table-row table:style-name="Tabla1.1">
          <table:table-cell table:style-name="Tabla1.A2" office:value-type="string">
            <text:p text:style-name="P41">tipo_entrega</text:p>
          </table:table-cell>
          <table:table-cell table:style-name="Tabla1.A2" office:value-type="string">
            <text:p text:style-name="P41">multa</text:p>
          </table:table-cell>
          <table:table-cell table:style-name="Tabla1.A2" office:value-type="string">
            <text:p text:style-name="P8">estado</text:p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A2" office:value-type="string">
            <text:p text:style-name="P41">transportista</text:p>
          </table:table-cell>
          <table:table-cell table:style-name="Tabla1.A2" office:value-type="string">
            <text:p text:style-name="P42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 table:style-name="Tabla1.1">
          <table:table-cell table:style-name="Tabla1.D2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38">Solicitud_revocación_suspensión</text:p>
          </table:table-cell>
          <table:covered-table-cell/>
          <table:table-cell table:style-name="Tabla1.D2" table:number-rows-spanned="5" table:number-columns-spanned="2" office:value-type="string">
            <text:p text:style-name="P7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40">código</text:p>
          </table:table-cell>
          <table:covered-table-cell/>
          <table:covered-table-cell table:style-name="Tabla1.A2"/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usuario</text:p>
          </table:table-cell>
          <table:covered-table-cell/>
          <table:covered-table-cell table:style-name="Tabla1.A2"/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estado</text:p>
          </table:table-cell>
          <table:covered-table-cell/>
          <table:covered-table-cell table:style-name="Tabla1.A2"/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<text:span text:style-name="T12">d</text:span>etalle (descripción)</text:p>
          </table:table-cell>
          <table:covered-table-cell/>
          <table:covered-table-cell table:style-name="Tabla1.A2"/>
          <table:covered-table-cell/>
        </table:table-row>
      </table:table>
      <text:p text:style-name="P1"><text:soft-page-break/><text:span text:style-name="T24"><text:tab/></text:span><text:span text:style-name="T25">Relaciones.</text:span></text:p>
      <text:list text:style-name="L5">
        <text:list-item>
          <text:list>
            <text:list-item>
              <text:p text:style-name="P26"><text:span text:style-name="T14">USUARIO – </text:span><text:span text:style-name="T16">genera</text:span><text:span text:style-name="T14"> – SOLICITUD</text:span><text:span text:style-name="T17">_</text:span><text:span text:style-name="T14">PRÉSTAMO.</text:span></text:p>
            </text:list-item>
            <text:list-item>
              <text:p text:style-name="P26"><text:span text:style-name="T15">USUARIO</text:span><text:span text:style-name="T14"> – </text:span><text:span text:style-name="T15">puede tener </text:span><text:span text:style-name="T14">– PRÉSTAMO.</text:span></text:p>
            </text:list-item>
            <text:list-item>
              <text:p text:style-name="P26"><text:span text:style-name="T14">PRÉSTAMO – tiene – LIBRO.</text:span></text:p>
            </text:list-item>
            <text:list-item>
              <text:p text:style-name="P26"><text:span text:style-name="T14">RECEPCIONISTA – </text:span><text:span text:style-name="T18">gestiona</text:span><text:span text:style-name="T14"> – SOLICITUD</text:span><text:span text:style-name="T17">_</text:span><text:span text:style-name="T14">PRÉSTAMO.</text:span></text:p>
            </text:list-item>
            <text:list-item>
              <text:p text:style-name="P28"><text:span text:style-name="T14">USUARIO – realiza – SOLICITUD</text:span><text:span text:style-name="T17">_</text:span><text:span text:style-name="T14">REVOCACIÓN</text:span><text:span text:style-name="T17">_</text:span><text:span text:style-name="T14">SUSPENSIÓN.</text:span></text:p>
            </text:list-item>
            <text:list-item>
              <text:p text:style-name="P30"><text:span text:style-name="T14">ADMINISTRADOR – recibe – SOLICITUD</text:span><text:span text:style-name="T17">_</text:span><text:span text:style-name="T14">REVOCACIÓN</text:span><text:span text:style-name="T17">_</text:span><text:span text:style-name="T14">SUSPENSIÓN.</text:span></text:p>
            </text:list-item>
            <text:list-item>
              <text:p text:style-name="P36"><text:span text:style-name="T14">ADMINISTRADOR – </text:span><text:span text:style-name="T18">modifica</text:span><text:span text:style-name="T14"> – LIBROS.</text:span></text:p>
            </text:list-item>
            <text:list-item>
              <text:p text:style-name="P32"><text:span text:style-name="T14">RECEPCIONISTA – </text:span><text:span text:style-name="T18">genera</text:span><text:span text:style-name="T14"> – PRÉSTAMO.</text:span></text:p>
            </text:list-item>
            <text:list-item>
              <text:p text:style-name="P34"><text:span text:style-name="T14">RECEPCIONISTA – registra – INCIDENCIA.</text:span></text:p>
            </text:list-item>
            <text:list-item>
              <text:p text:style-name="P34"><text:span text:style-name="T14">RECEPCIONISTA – solicita – TRANSPORTE</text:span><text:span text:style-name="T17">_</text:span><text:span text:style-name="T14">BIBLIOTECA: </text:span><text:span text:style-name="T18">isbn, unidades</text:span></text:p>
            </text:list-item>
            <text:list-item>
              <text:p text:style-name="P3"><text:span text:style-name="T22">RECEPCIONISTA – trabaja – BIBLIOTECA.</text:span></text:p>
            </text:list-item>
            <text:list-item>
              <text:p text:style-name="P5"><text:span text:style-name="T22">BIBLIOTECA – tiene – LIBRO: isbn, existencias</text:span></text:p>
            </text:list-item>
            <text:list-item>
              <text:p text:style-name="P2"><text:span text:style-name="T22"/></text:p>
            </text:list-item>
          </text:list>
        </text:list-item>
      </text:list>
      <text:p text:style-name="P9"><text:tab/></text:p>
      <text:list xml:id="list51527600367269" text:continue-list="list312667900" text:style-name="L1">
        <text:list-item>
          <text:p text:style-name="P17"><text:span text:style-name="T3">Identificación de claves.</text:span></text:p>
        </text:list-item>
      </text:list>
      <text:list text:style-name="L6">
        <text:list-item>
          <text:list>
            <text:list-item>
              <text:p text:style-name="P20"><text:span text:style-name="T3">Administrador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Recepcionista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Transportista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Usuario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Libros: candidata </text:span><text:span text:style-name="T8">isbn, autor;</text:span><text:span text:style-name="T3"> principal </text:span><text:span text:style-name="T8">isbn</text:span><text:span text:style-name="T3">.</text:span></text:p>
            </text:list-item>
            <text:list-item>
              <text:p text:style-name="P20"><text:span text:style-name="T3">Biblioteca: candidata </text:span><text:span text:style-name="T8">código, nombre;</text:span><text:span text:style-name="T3"> principal </text:span><text:span text:style-name="T8">código</text:span><text:span text:style-name="T3">.</text:span></text:p>
            </text:list-item>
            <text:list-item>
              <text:p text:style-name="P20">Categorías<text:span text:style-name="T3">: candidata </text:span><text:span text:style-name="T8">código, nombre;</text:span><text:span text:style-name="T3"> principal </text:span><text:span text:style-name="T8">código</text:span><text:span text:style-name="T3">.</text:span></text:p>
            </text:list-item>
            <text:list-item>
              <text:p text:style-name="P20"><text:span text:style-name="T3">Incidencia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Solicitud_préstamo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Préstamos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Transporte_biblioteca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Transporte_usuarios: candidata </text:span><text:span text:style-name="T8">código</text:span><text:span text:style-name="T3">, principal </text:span><text:span text:style-name="T8">código</text:span><text:span text:style-name="T3">.</text:span></text:p>
            </text:list-item>
            <text:list-item>
              <text:p text:style-name="P20"><text:span text:style-name="T3">Solicitud_revo… : candidata </text:span><text:span text:style-name="T8">código</text:span><text:span text:style-name="T3">, principal </text:span><text:span text:style-name="T8">código</text:span><text:span text:style-name="T3">.</text:span></text:p>
            </text:list-item>
          </text:list>
        </text:list-item>
      </text:list>
      <text:list xml:id="list51529463608647" text:continue-list="list51527600367269" text:style-name="L1">
        <text:list-item>
          <text:p text:style-name="P17"><text:span text:style-name="T3">Cardinalidad de Entidades y Relaciones.</text:span></text:p>
        </text:list-item>
      </text:list>
      <text:list text:style-name="L7">
        <text:list-item>
          <text:list>
            <text:list-item>
              <text:p text:style-name="P27"><text:span text:style-name="T14">USUARIO </text:span><text:span text:style-name="T21">(1, n) </text:span><text:span text:style-name="T14">– </text:span><text:span text:style-name="T16">genera</text:span><text:span text:style-name="T14"> – SOLICITUD</text:span><text:span text:style-name="T17">_</text:span><text:span text:style-name="T14">PRÉSTAMO </text:span><text:span text:style-name="T21">(1, 1)</text:span><text:span text:style-name="T14">.<text:tab/><text:tab/></text:span><text:span text:style-name="T21">N:1</text:span></text:p>
            </text:list-item>
            <text:list-item>
              <text:p text:style-name="P27"><text:span text:style-name="T15">USUARIO</text:span><text:span text:style-name="T14"> </text:span><text:span text:style-name="T21">(0, n) </text:span><text:span text:style-name="T14">– </text:span><text:span text:style-name="T19">puede tener</text:span><text:span text:style-name="T15"> </text:span><text:span text:style-name="T14">– PRÉSTAMO </text:span><text:span text:style-name="T21">(1, 1)</text:span><text:span text:style-name="T14">.<text:tab/><text:tab/></text:span><text:span text:style-name="T21">N:1</text:span></text:p>
            </text:list-item>
            <text:list-item>
              <text:p text:style-name="P27"><text:span text:style-name="T14">PRÉSTAMO</text:span><text:span text:style-name="T20"> </text:span><text:span text:style-name="T21">(1, n)</text:span><text:span text:style-name="T20"> </text:span><text:span text:style-name="T14">– </text:span><text:span text:style-name="T19">contiene </text:span><text:span text:style-name="T14">– LIBRO </text:span><text:span text:style-name="T21">(1, n)</text:span><text:span text:style-name="T14">.<text:tab/><text:tab/></text:span><text:span text:style-name="T21">N:M</text:span></text:p>
            </text:list-item>
            <text:list-item>
              <text:p text:style-name="P27"><text:span text:style-name="T14">RECEPCIONISTA </text:span><text:span text:style-name="T21">(1, 1) </text:span><text:span text:style-name="T14">– </text:span><text:span text:style-name="T18">gestiona</text:span><text:span text:style-name="T14"> – SOLICITUD</text:span><text:span text:style-name="T17">_</text:span><text:span text:style-name="T14">PRÉSTAMO </text:span><text:span text:style-name="T21">(1, 1)</text:span><text:span text:style-name="T14">.<text:tab/><text:tab/></text:span><text:span text:style-name="T21">1:1</text:span></text:p>
            </text:list-item>
            <text:list-item>
              <text:p text:style-name="P29"><text:span text:style-name="T14">USUARIO </text:span><text:span text:style-name="T21">(1, 1) </text:span><text:span text:style-name="T14">– realiza – SOLICITUD</text:span><text:span text:style-name="T17">_</text:span><text:span text:style-name="T14">REVOCACIÓN</text:span><text:span text:style-name="T17">_</text:span><text:span text:style-name="T14">SUSPENSIÓN </text:span><text:span text:style-name="T21">(1, 1)</text:span><text:span text:style-name="T14">.<text:tab/></text:span><text:span text:style-name="T21">1:1</text:span></text:p>
            </text:list-item>
            <text:list-item>
              <text:p text:style-name="P31"><text:span text:style-name="T14">ADMINISTRADOR </text:span><text:span text:style-name="T21">(1, 1)</text:span><text:span text:style-name="T14">–recibe–SOLICITUD</text:span><text:span text:style-name="T17">_</text:span><text:span text:style-name="T14">REVOCACIÓN</text:span><text:span text:style-name="T17">_</text:span><text:span text:style-name="T14">SUSPENSIÓN </text:span><text:span text:style-name="T21">(1, 1)</text:span><text:span text:style-name="T14">. </text:span><text:span text:style-name="T21">1:1</text:span></text:p>
            </text:list-item>
            <text:list-item>
              <text:p text:style-name="P37"><text:span text:style-name="T14">ADMINISTRADOR </text:span><text:span text:style-name="T21">(1, n) </text:span><text:span text:style-name="T14">– </text:span><text:span text:style-name="T18">modifica</text:span><text:span text:style-name="T14"> – LIBROS </text:span><text:span text:style-name="T21">(0, 1)</text:span><text:span text:style-name="T14">.<text:tab/><text:tab/><text:tab/></text:span><text:span text:style-name="T21">N:1</text:span></text:p>
            </text:list-item>
            <text:list-item>
              <text:p text:style-name="P33"><text:span text:style-name="T14">RECEPCIONISTA </text:span><text:span text:style-name="T21">(1, n) </text:span><text:span text:style-name="T14">– </text:span><text:span text:style-name="T18">genera</text:span><text:span text:style-name="T14"> – PRÉSTAMO </text:span><text:span text:style-name="T21">(1, 1)</text:span><text:span text:style-name="T14">.<text:tab/><text:tab/><text:tab/></text:span><text:span text:style-name="T21">N:1</text:span></text:p>
            </text:list-item>
            <text:list-item>
              <text:p text:style-name="P35"><text:span text:style-name="T14">RECEPCIONISTA </text:span><text:span text:style-name="T21">(1, 1) </text:span><text:span text:style-name="T14">– registra – INCIDENCIA </text:span><text:span text:style-name="T21">(1, 1)</text:span><text:span text:style-name="T14">.<text:tab/><text:tab/><text:tab/></text:span><text:span text:style-name="T21">1:1</text:span></text:p>
            </text:list-item>
            <text:list-item>
              <text:p text:style-name="P35"><text:span text:style-name="T14">RECEPCIONISTA – solicita – TRANSPORTE</text:span><text:span text:style-name="T17">_</text:span><text:span text:style-name="T14">BIBLIOTECA: </text:span><text:span text:style-name="T18">isbn, unidades</text:span></text:p>
            </text:list-item>
            <text:list-item>
              <text:p text:style-name="P4"><text:span text:style-name="T22">RECEPCIONISTA </text:span><text:span text:style-name="T23">(1, 1) </text:span><text:span text:style-name="T22">– trabaja – BIBLIOTECA </text:span><text:span text:style-name="T23">(1, n)</text:span><text:span text:style-name="T22">.<text:tab/><text:tab/><text:tab/></text:span><text:span text:style-name="T23">1:M</text:span></text:p>
            </text:list-item>
            <text:list-item>
              <text:p text:style-name="P6"><text:span text:style-name="T27">BIBLIOTECA </text:span><text:span text:style-name="T29">(0, n)</text:span><text:span text:style-name="T28"> </text:span><text:span text:style-name="T27">– tiene – LIBRO</text:span><text:span text:style-name="T28"> </text:span><text:span text:style-name="T29">(1, n)</text:span><text:span text:style-name="T27">: isbn, existencias<text:tab/><text:tab/></text:span><text:span text:style-name="T29">N:M</text:span></text:p>
            </text:list-item>
          </text:list>
        </text:list-item>
      </text:list>
      <text:list text:continue-list="list51529463608647" text:style-name="L1">
        <text:list-item>
          <text:p text:style-name="P18"><text:span text:style-name="T3">Características modelo ERE – Jerarquías.</text:span></text:p>
          <text:p text:style-name="P18"><text:span text:style-name="T9">Administrador, recepcionista, transportista, usuarios; comparten en su mayoría los mismos atributos, por lo tanto si creamos otra tabla PERSONA con los atributos: código, nombre, username, email, password. Es posible ver una jerarquía entre las entidades anteriormente mencionadas y persona.</text:span></text:p>
          <text:p text:style-name="P18"><text:span text:style-name="T9"/></text:p>
        </text:list-item>
      </text:list>
      <text:list text:style-name="L8">
        <text:list-item>
          <text:list>
            <text:list-item>
              <text:p text:style-name="P14"><text:soft-page-break/><text:span text:style-name="T3">La jerarquía es exclusiva </text:span><text:span text:style-name="T6">(un Administrador no puede ser: recepcionista, transportista o usuario. Lo mismo aplicaría para las demás entidades).</text:span></text:p>
            </text:list-item>
          </text:list>
        </text:list-item>
      </text:list>
      <text:p text:style-name="P15"><text:span text:style-name="T6">Por lo tanto Administrador, recepcionista, transportista, usuarios. Heredan los atributos de Persona: código, nombre, username, password, email.</text:span></text:p>
      <text:p text:style-name="P15"><text:span text:style-name="T6"/></text:p>
      <text:p text:style-name="P19"><text:span text:style-name="T9">Administrador, recepcionista (biblioteca) , transportista, usuarios (saldo_inicial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1:30:41.307337057</meta:creation-date>
    <dc:date>2023-09-04T05:13:25.194493361</dc:date>
    <meta:editing-duration>PT3H42M21S</meta:editing-duration>
    <meta:editing-cycles>21</meta:editing-cycles>
    <meta:generator>LibreOffice/7.6.0.3$Linux_X86_64 LibreOffice_project/69edd8b8ebc41d00b4de3915dc82f8f0fc3b6265</meta:generator>
    <meta:document-statistic meta:table-count="1" meta:image-count="0" meta:object-count="0" meta:page-count="3" meta:paragraph-count="139" meta:word-count="448" meta:character-count="3575" meta:non-whitespace-character-count="3244"/>
  </office:meta>
</office:document-meta>
</file>